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7.6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afd095"/>
      <style:text-properties fo:color="#395511"/>
    </style:style>
    <style:style style:name="ce2" style:family="table-cell" style:parent-style-name="Default">
      <style:text-properties fo:color="#f10d0c"/>
    </style:style>
    <style:style style:name="ce3" style:family="table-cell" style:parent-style-name="Default">
      <style:table-cell-properties fo:background-color="transparent"/>
      <style:text-properties fo:color="#c9211e"/>
    </style:style>
    <style:style style:name="ce4" style:family="table-cell" style:parent-style-name="Default" style:data-style-name="N4">
      <style:table-cell-properties fo:background-color="#afd095"/>
      <style:text-properties fo:color="#395511"/>
    </style:style>
    <style:style style:name="ce5" style:family="table-cell" style:parent-style-name="Default" style:data-style-name="N4"/>
    <style:style style:name="ce6" style:family="table-cell" style:parent-style-name="Default" style:data-style-name="N4">
      <style:text-properties fo:color="#f10d0c"/>
    </style:style>
    <style:style style:name="ce7" style:family="table-cell" style:parent-style-name="Default" style:data-style-name="N4">
      <style:table-cell-properties fo:background-color="transparent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1" table:default-cell-style-name="ce5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Standard Deviation</text:p>
          </table:table-cell>
          <table:table-cell table:style-name="Default" office:value-type="string" calcext:value-type="string">
            <text:p>Mean</text:p>
          </table:table-cell>
          <table:table-cell office:value-type="string" calcext:value-type="string">
            <text:p>File name</text:p>
          </table:table-cell>
          <table:table-cell table:number-columns-repeated="3"/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4" office:value-type="float" office:value="97.0613778378674" calcext:value-type="float">
            <text:p>97,06</text:p>
          </table:table-cell>
          <table:table-cell table:style-name="ce4" office:value-type="float" office:value="38.0456349206349" calcext:value-type="float">
            <text:p>38,05</text:p>
          </table:table-cell>
          <table:table-cell table:style-name="ce1" office:value-type="string" calcext:value-type="string">
            <text:p>../data/splitted/photovolta_2016_part_2_4.csv</text:p>
          </table:table-cell>
          <table:table-cell/>
          <table:table-cell office:value-type="string" calcext:value-type="string">
            <text:p>Median:</text:p>
          </table:table-cell>
          <table:table-cell table:formula="of:=MEDIAN([.C2:.C35])" office:value-type="float" office:value="179.626488095238" calcext:value-type="float">
            <text:p>179,62648809523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8.26910250596" calcext:value-type="float">
            <text:p>108,27</text:p>
          </table:table-cell>
          <table:table-cell office:value-type="float" office:value="45.405753968254" calcext:value-type="float">
            <text:p>45,41</text:p>
          </table:table-cell>
          <table:table-cell office:value-type="string" calcext:value-type="string">
            <text:p>../data/splitted/photovolta_2016_part_2_5.csv</text:p>
          </table:table-cell>
          <table:table-cell/>
          <table:table-cell office:value-type="string" calcext:value-type="string">
            <text:p>Mean:</text:p>
          </table:table-cell>
          <table:table-cell table:formula="of:=AVERAGE([.C2:.C35])" office:value-type="float" office:value="167.91910305789" calcext:value-type="float">
            <text:p>167,9191030578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8.753063300941" calcext:value-type="float">
            <text:p>128,75</text:p>
          </table:table-cell>
          <table:table-cell office:value-type="float" office:value="57.0074404761905" calcext:value-type="float">
            <text:p>57,01</text:p>
          </table:table-cell>
          <table:table-cell office:value-type="string" calcext:value-type="string">
            <text:p>../data/splitted/photovolta_2016_part_2_3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3.189234284423" calcext:value-type="float">
            <text:p>143,19</text:p>
          </table:table-cell>
          <table:table-cell office:value-type="float" office:value="58.3720238095238" calcext:value-type="float">
            <text:p>58,37</text:p>
          </table:table-cell>
          <table:table-cell office:value-type="string" calcext:value-type="string">
            <text:p>../data/splitted/photovolta_2016_part_2_1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7.860121835414" calcext:value-type="float">
            <text:p>137,86</text:p>
          </table:table-cell>
          <table:table-cell office:value-type="float" office:value="58.6731150793651" calcext:value-type="float">
            <text:p>58,67</text:p>
          </table:table-cell>
          <table:table-cell office:value-type="string" calcext:value-type="string">
            <text:p>../data/splitted/photovolta_2016_part_2_0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5.544176942787" calcext:value-type="float">
            <text:p>145,54</text:p>
          </table:table-cell>
          <table:table-cell office:value-type="float" office:value="69.7276785714286" calcext:value-type="float">
            <text:p>69,73</text:p>
          </table:table-cell>
          <table:table-cell office:value-type="string" calcext:value-type="string">
            <text:p>../data/splitted/photovolta_2016_part_2_2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5.786052276913" calcext:value-type="float">
            <text:p>195,79</text:p>
          </table:table-cell>
          <table:table-cell office:value-type="float" office:value="97.9087301587302" calcext:value-type="float">
            <text:p>97,91</text:p>
          </table:table-cell>
          <table:table-cell office:value-type="string" calcext:value-type="string">
            <text:p>../data/splitted/photovolta_2016_part_1_26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7.047327557242" calcext:value-type="float">
            <text:p>207,05</text:p>
          </table:table-cell>
          <table:table-cell office:value-type="float" office:value="98.4484126984127" calcext:value-type="float">
            <text:p>98,45</text:p>
          </table:table-cell>
          <table:table-cell office:value-type="string" calcext:value-type="string">
            <text:p>../data/splitted/photovolta_2016_part_1_27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12.617926671953" calcext:value-type="float">
            <text:p>212,62</text:p>
          </table:table-cell>
          <table:table-cell office:value-type="float" office:value="115.121527777778" calcext:value-type="float">
            <text:p>115,12</text:p>
          </table:table-cell>
          <table:table-cell office:value-type="string" calcext:value-type="string">
            <text:p>../data/splitted/photovolta_2016_part_1_22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7.511977462905" calcext:value-type="float">
            <text:p>237,51</text:p>
          </table:table-cell>
          <table:table-cell office:value-type="float" office:value="129.781746031746" calcext:value-type="float">
            <text:p>129,78</text:p>
          </table:table-cell>
          <table:table-cell office:value-type="string" calcext:value-type="string">
            <text:p>../data/splitted/photovolta_2016_part_1_24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4.837527893791" calcext:value-type="float">
            <text:p>234,84</text:p>
          </table:table-cell>
          <table:table-cell office:value-type="float" office:value="138.372023809524" calcext:value-type="float">
            <text:p>138,37</text:p>
          </table:table-cell>
          <table:table-cell office:value-type="string" calcext:value-type="string">
            <text:p>../data/splitted/photovolta_2016_part_1_25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6.318276634881" calcext:value-type="float">
            <text:p>246,32</text:p>
          </table:table-cell>
          <table:table-cell office:value-type="float" office:value="144.108630952381" calcext:value-type="float">
            <text:p>144,11</text:p>
          </table:table-cell>
          <table:table-cell office:value-type="string" calcext:value-type="string">
            <text:p>../data/splitted/photovolta_2016_part_1_4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6.184426659675" calcext:value-type="float">
            <text:p>256,18</text:p>
          </table:table-cell>
          <table:table-cell office:value-type="float" office:value="155.701884920635" calcext:value-type="float">
            <text:p>155,70</text:p>
          </table:table-cell>
          <table:table-cell office:value-type="string" calcext:value-type="string">
            <text:p>../data/splitted/photovolta_2016_part_1_1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0.963183265671" calcext:value-type="float">
            <text:p>250,96</text:p>
          </table:table-cell>
          <table:table-cell office:value-type="float" office:value="159.125" calcext:value-type="float">
            <text:p>159,13</text:p>
          </table:table-cell>
          <table:table-cell office:value-type="string" calcext:value-type="string">
            <text:p>../data/splitted/photovolta_2016_part_1_9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3.162935676892" calcext:value-type="float">
            <text:p>243,16</text:p>
          </table:table-cell>
          <table:table-cell office:value-type="float" office:value="164.609623015873" calcext:value-type="float">
            <text:p>164,61</text:p>
          </table:table-cell>
          <table:table-cell office:value-type="string" calcext:value-type="string">
            <text:p>../data/splitted/photovolta_2016_part_1_11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2.852504329607" calcext:value-type="float">
            <text:p>252,85</text:p>
          </table:table-cell>
          <table:table-cell office:value-type="float" office:value="166.128472222222" calcext:value-type="float">
            <text:p>166,13</text:p>
          </table:table-cell>
          <table:table-cell office:value-type="string" calcext:value-type="string">
            <text:p>../data/splitted/photovolta_2016_part_1_7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82.977168415998" calcext:value-type="float">
            <text:p>282,98</text:p>
          </table:table-cell>
          <table:table-cell office:value-type="float" office:value="179.440476190476" calcext:value-type="float">
            <text:p>179,44</text:p>
          </table:table-cell>
          <table:table-cell office:value-type="string" calcext:value-type="string">
            <text:p>../data/splitted/photovolta_2016_part_1_23.csv</text:p>
          </table:table-cell>
          <table:table-cell table:number-columns-repeated="3"/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4" office:value-type="float" office:value="274.631072292423" calcext:value-type="float">
            <text:p>274,63</text:p>
          </table:table-cell>
          <table:table-cell table:style-name="ce4" office:value-type="float" office:value="179.8125" calcext:value-type="float">
            <text:p>179,81</text:p>
          </table:table-cell>
          <table:table-cell table:style-name="ce1" office:value-type="string" calcext:value-type="string">
            <text:p>../data/splitted/photovolta_2016_part_1_10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75.86850857179" calcext:value-type="float">
            <text:p>275,87</text:p>
          </table:table-cell>
          <table:table-cell office:value-type="float" office:value="181.985119047619" calcext:value-type="float">
            <text:p>181,99</text:p>
          </table:table-cell>
          <table:table-cell office:value-type="string" calcext:value-type="string">
            <text:p>../data/splitted/photovolta_2016_part_1_5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0.757092750891" calcext:value-type="float">
            <text:p>310,76</text:p>
          </table:table-cell>
          <table:table-cell office:value-type="float" office:value="189.75496031746" calcext:value-type="float">
            <text:p>189,75</text:p>
          </table:table-cell>
          <table:table-cell office:value-type="string" calcext:value-type="string">
            <text:p>../data/splitted/photovolta_2016_part_1_16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92.978097727393" calcext:value-type="float">
            <text:p>292,98</text:p>
          </table:table-cell>
          <table:table-cell office:value-type="float" office:value="191.997023809524" calcext:value-type="float">
            <text:p>192,00</text:p>
          </table:table-cell>
          <table:table-cell office:value-type="string" calcext:value-type="string">
            <text:p>../data/splitted/photovolta_2016_part_1_6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82.606860618903" calcext:value-type="float">
            <text:p>282,61</text:p>
          </table:table-cell>
          <table:table-cell office:value-type="float" office:value="193.631944444444" calcext:value-type="float">
            <text:p>193,63</text:p>
          </table:table-cell>
          <table:table-cell office:value-type="string" calcext:value-type="string">
            <text:p>../data/splitted/photovolta_2016_part_1_8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3.90098214561" calcext:value-type="float">
            <text:p>313,90</text:p>
          </table:table-cell>
          <table:table-cell office:value-type="float" office:value="203.458829365079" calcext:value-type="float">
            <text:p>203,46</text:p>
          </table:table-cell>
          <table:table-cell office:value-type="string" calcext:value-type="string">
            <text:p>../data/splitted/photovolta_2016_part_1_0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05.942531473314" calcext:value-type="float">
            <text:p>305,94</text:p>
          </table:table-cell>
          <table:table-cell office:value-type="float" office:value="215.064484126984" calcext:value-type="float">
            <text:p>215,06</text:p>
          </table:table-cell>
          <table:table-cell office:value-type="string" calcext:value-type="string">
            <text:p>../data/splitted/photovolta_2016_part_1_15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29.707997360281" calcext:value-type="float">
            <text:p>329,71</text:p>
          </table:table-cell>
          <table:table-cell office:value-type="float" office:value="217.535218253968" calcext:value-type="float">
            <text:p>217,54</text:p>
          </table:table-cell>
          <table:table-cell office:value-type="string" calcext:value-type="string">
            <text:p>../data/splitted/photovolta_2016_part_1_21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.606777519407" calcext:value-type="float">
            <text:p>331,61</text:p>
          </table:table-cell>
          <table:table-cell office:value-type="float" office:value="223.421626984127" calcext:value-type="float">
            <text:p>223,42</text:p>
          </table:table-cell>
          <table:table-cell office:value-type="string" calcext:value-type="string">
            <text:p>../data/splitted/photovolta_2016_part_1_20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9.734444777699" calcext:value-type="float">
            <text:p>339,73</text:p>
          </table:table-cell>
          <table:table-cell office:value-type="float" office:value="227.02876984127" calcext:value-type="float">
            <text:p>227,03</text:p>
          </table:table-cell>
          <table:table-cell office:value-type="string" calcext:value-type="string">
            <text:p>../data/splitted/photovolta_2016_part_1_18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6.961883900027" calcext:value-type="float">
            <text:p>336,96</text:p>
          </table:table-cell>
          <table:table-cell office:value-type="float" office:value="228.884424603175" calcext:value-type="float">
            <text:p>228,88</text:p>
          </table:table-cell>
          <table:table-cell office:value-type="string" calcext:value-type="string">
            <text:p>../data/splitted/photovolta_2016_part_1_2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29.475948550907" calcext:value-type="float">
            <text:p>329,48</text:p>
          </table:table-cell>
          <table:table-cell office:value-type="float" office:value="233.767857142857" calcext:value-type="float">
            <text:p>233,77</text:p>
          </table:table-cell>
          <table:table-cell office:value-type="string" calcext:value-type="string">
            <text:p>../data/splitted/photovolta_2016_part_1_12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8.534298724039" calcext:value-type="float">
            <text:p>348,53</text:p>
          </table:table-cell>
          <table:table-cell office:value-type="float" office:value="249.037698412698" calcext:value-type="float">
            <text:p>249,04</text:p>
          </table:table-cell>
          <table:table-cell office:value-type="string" calcext:value-type="string">
            <text:p>../data/splitted/photovolta_2016_part_1_3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5.219568272085" calcext:value-type="float">
            <text:p>355,22</text:p>
          </table:table-cell>
          <table:table-cell office:value-type="float" office:value="262.123015873016" calcext:value-type="float">
            <text:p>262,12</text:p>
          </table:table-cell>
          <table:table-cell office:value-type="string" calcext:value-type="string">
            <text:p>../data/splitted/photovolta_2016_part_1_14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8.854188544338" calcext:value-type="float">
            <text:p>368,85</text:p>
          </table:table-cell>
          <table:table-cell office:value-type="float" office:value="266.785218253968" calcext:value-type="float">
            <text:p>266,79</text:p>
          </table:table-cell>
          <table:table-cell office:value-type="string" calcext:value-type="string">
            <text:p>../data/splitted/photovolta_2016_part_1_19.csv</text:p>
          </table:table-cell>
          <table:table-cell table:number-columns-repeated="3"/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4" office:value-type="float" office:value="383.189649085467" calcext:value-type="float">
            <text:p>383,19</text:p>
          </table:table-cell>
          <table:table-cell table:style-name="ce4" office:value-type="float" office:value="280.449900793651" calcext:value-type="float">
            <text:p>280,45</text:p>
          </table:table-cell>
          <table:table-cell table:style-name="ce1" office:value-type="string" calcext:value-type="string">
            <text:p>../data/splitted/photovolta_2016_part_1_13.csv</text:p>
          </table:table-cell>
          <table:table-cell table:number-columns-repeated="3"/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4" office:value-type="float" office:value="382.288929641826" calcext:value-type="float">
            <text:p>382,29</text:p>
          </table:table-cell>
          <table:table-cell table:style-name="ce4" office:value-type="float" office:value="288.532738095238" calcext:value-type="float">
            <text:p>288,53</text:p>
          </table:table-cell>
          <table:table-cell table:style-name="ce1" office:value-type="string" calcext:value-type="string">
            <text:p>../data/splitted/photovolta_2016_part_1_17.csv</text:p>
          </table:table-cell>
          <table:table-cell table:number-columns-repeated="3"/>
        </table:table-row>
        <table:table-row table:style-name="ro1">
          <table:table-cell table:style-name="ce2" office:value-type="float" office:value="926" calcext:value-type="float">
            <text:p>926</text:p>
          </table:table-cell>
          <table:table-cell table:style-name="ce6" office:value-type="float" office:value="142.166246442181" calcext:value-type="float">
            <text:p>142,17</text:p>
          </table:table-cell>
          <table:table-cell table:style-name="ce6" office:value-type="float" office:value="62.7300215982721" calcext:value-type="float">
            <text:p>62,73</text:p>
          </table:table-cell>
          <table:table-cell table:style-name="ce2" office:value-type="string" calcext:value-type="string">
            <text:p>../data/splitted/photovolta_2016_part_2_6.csv</text:p>
          </table:table-cell>
          <table:table-cell table:number-columns-repeated="3"/>
        </table:table-row>
        <table:table-row table:style-name="ro1">
          <table:table-cell table:style-name="ce3" office:value-type="float" office:value="786" calcext:value-type="float">
            <text:p>786</text:p>
          </table:table-cell>
          <table:table-cell table:style-name="ce7" office:value-type="float" office:value="149.947381991174" calcext:value-type="float">
            <text:p>149,95</text:p>
          </table:table-cell>
          <table:table-cell table:style-name="ce7" office:value-type="float" office:value="74.6882951653944" calcext:value-type="float">
            <text:p>74,69</text:p>
          </table:table-cell>
          <table:table-cell table:style-name="ce3" office:value-type="string" calcext:value-type="string">
            <text:p>../data/splitted/photovolta_2016_part_1_28.csv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D35">
          <table:sort>
            <table:sort-by table:field-number="2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8:27:38.058387598</meta:creation-date>
    <dc:date>2023-11-15T18:35:55.507545114</dc:date>
    <meta:editing-duration>PT8M17S</meta:editing-duration>
    <meta:editing-cycles>1</meta:editing-cycles>
    <meta:document-statistic meta:table-count="1" meta:cell-count="152" meta:object-count="0"/>
    <meta:generator>LibreOffice/7.3.7.2$Linux_X86_64 LibreOffice_project/30$Build-2</meta:generator>
  </office:meta>
</office:document-meta>
</file>